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miles in the last week34.75 </text:p>
      <text:p text:style-name="P18"/>
      <text:p text:style-name="P18"><text:soft-page-break/><text:span text:style-name="T2">Sat 12/3/16</text:span> <text:s/>8 miles</text:p>
      <text:p text:style-name="P16">½ mile warm up to the indoor track and rested 5 minutes</text:p>
      <text:p text:style-name="P16">1 mile on the indoor track with no shoes in 9:01</text:p>
      <text:p text:style-name="P16">rested 5 minutes</text:p>
      <text:p text:style-name="P16">On a treadmill with shoes I ran 6 x ½ mile and 1 x ¾ mile with ¼ mile jog before each interval.</text:p>
      <text:p text:style-name="P16">The ¼ mile jogs took about 3 minutes each.</text:p>
      <text:p text:style-name="P16">Times for the ½ miles: 4:00, 4:00, 4:00, 3:54, 3:45, 3:42</text:p>
      <text:p text:style-name="P16">Time for the ¾ mile: 5:25 or 7:14/mile pace.</text:p>
      <text:p text:style-name="P16">Warmed down with a mile jog.</text:p>
      <text:p text:style-name="P16"/>
      <text:p text:style-name="P16">Sun <text:s/>12/4/16 <text:s/><text:span text:style-name="T1">3.5 miles</text:span></text:p>
      <text:p text:style-name="P16">I ran without shoes on the indoor track.</text:p>
      <text:p text:style-name="P16">3 miles with no shoes: <text:s/>9:47 + 8:58 + 8:43 = 27:28</text:p>
      <text:p text:style-name="P16">rested 2 minutes and warmed down with ½ mile in 5: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04T14:59:20.34</dc:date>
    <dc:creator>James Lombardi</dc:creator>
    <meta:editing-duration>PT17H29M50S</meta:editing-duration>
    <meta:editing-cycles>95</meta:editing-cycles>
    <meta:generator>OpenOffice/4.1.2$Win32 OpenOffice.org_project/412m3$Build-9782</meta:generator>
    <meta:document-statistic meta:table-count="0" meta:image-count="0" meta:object-count="0" meta:page-count="9" meta:paragraph-count="294" meta:word-count="2927" meta:character-count="14386"/>
  </office:meta>
</office:document-meta>
</file>